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normal" fo:font-family="'Liberation Serif'" style:font-family-asian="'Liberation Serif'" style:font-family-complex="'Liberation Serif'" fo:background-color="transparent" fo:color="#ce181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ou des symboles &lt; &gt;</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 la tête de la file.</text:span><text:span text:style-name="T8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